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3831" officeooo:paragraph-rsid="001d3831"/>
    </style:style>
    <style:style style:name="P2" style:family="paragraph" style:parent-style-name="Standard">
      <style:paragraph-properties fo:text-align="center" style:justify-single-word="false"/>
      <style:text-properties officeooo:rsid="001d3831" officeooo:paragraph-rsid="001d3831"/>
    </style:style>
    <style:style style:name="P3" style:family="paragraph" style:parent-style-name="Standard">
      <style:text-properties officeooo:paragraph-rsid="001d3831"/>
    </style:style>
    <style:style style:name="P4" style:family="paragraph" style:parent-style-name="Standard">
      <style:paragraph-properties fo:text-align="center" style:justify-single-word="false"/>
      <style:text-properties officeooo:paragraph-rsid="001d3831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d3831" officeooo:paragraph-rsid="001d3831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d38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383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становка и настройка Rsyslogd</text:p>
      <text:p text:style-name="P1"/>
      <text:p text:style-name="P1"/>
      <text:p text:style-name="P1"/>
      <text:p text:style-name="P1">В командной строке ввести, от привилегированной учетной записи:</text:p>
      <text:p text:style-name="P1">yum -y install rsyslog</text:p>
      <text:p text:style-name="P1"/>
      <text:p text:style-name="P1">После, того как бул установлен пакет, добавить его в автозагрузку:</text:p>
      <text:p text:style-name="P1">chkconfig rsyslog on</text:p>
      <text:p text:style-name="P1"/>
      <text:p text:style-name="P1">Зайти в директорию: /etc/rsyslog.d/</text:p>
      <text:p text:style-name="P1">cd /etc/rsyslog.d/</text:p>
      <text:p text:style-name="P1"/>
      <text:p text:style-name="P3"><text:span text:style-name="T1">Удалить или очистить два файла, </text:span><text:span text:style-name="T3">wildfly8.conf и </text:span><text:span text:style-name="Strong_20_Emphasis"><text:span text:style-name="T2">frontier.conf:</text:span></text:span></text:p>
      <text:p text:style-name="P3"><text:span text:style-name="Strong_20_Emphasis"><text:span text:style-name="T3">rm -f <text:s/>wildfly8.conf <text:s/>frontier.conf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Создать файл:</text:span></text:span></text:p>
      <text:p text:style-name="P3"><text:span text:style-name="Strong_20_Emphasis"><text:span text:style-name="T3">touch wildfly8.conf <text:s/></text:span></text:span></text:p>
      <text:p text:style-name="P3"><text:span text:style-name="Strong_20_Emphasis"><text:span text:style-name="T3">touch frontier.conf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Внести в </text:span></text:span><text:span text:style-name="Strong_20_Emphasis"><text:span text:style-name="T1">wildfly8.conf</text:span></text:span><text:span text:style-name="Strong_20_Emphasis"><text:span text:style-name="T3">, следующие настройки:</text:span>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reformatted_20_Text">$ModLoad imudp</text:p>
            <text:p text:style-name="Preformatted_20_Text">$UDPServerAddress 127.0.0.1</text:p>
            <text:p text:style-name="Preformatted_20_Text">$UDPServerRun 514</text:p>
            <text:p text:style-name="Preformatted_20_Text"/>
            <text:p text:style-name="Preformatted_20_Text">$FileOwner root</text:p>
            <text:p text:style-name="Preformatted_20_Text">$FileGroup wildfly</text:p>
            <text:p text:style-name="Preformatted_20_Text">$FileCreateMode 0660</text:p>
            <text:p text:style-name="Preformatted_20_Text">$DirCreateMode 0755</text:p>
            <text:p text:style-name="Preformatted_20_Text">$Umask 0022</text:p>
            <text:p text:style-name="Preformatted_20_Text">$PrivDropToUser root</text:p>
            <text:p text:style-name="Preformatted_20_Text">$PrivDropToGroup wildfly</text:p>
            <text:p text:style-name="Preformatted_20_Text"/>
            <text:p text:style-name="Preformatted_20_Text">:syslogtag, startswith, "wildfly8.server" -/var/log/wildfly8/server.log</text:p>
            <text:p text:style-name="P6">:syslogtag, startswith, "wildfly8.server" ~</text:p>
          </table:table-cell>
        </table:table-row>
      </table:table>
      <text:p text:style-name="P3"><text:span text:style-name="Strong_20_Emphasis"><text:span text:style-name="T3"/></text:span></text:p>
      <text:p text:style-name="P3"><text:span text:style-name="Strong_20_Emphasis"><text:span text:style-name="T3">Внести в </text:span></text:span><text:span text:style-name="Strong_20_Emphasis">frontier.conf</text:span><text:span text:style-name="Strong_20_Emphasis"><text:span text:style-name="T3">, следующие настройки:</text:span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reformatted_20_Text">$FileOwner root</text:p>
            <text:p text:style-name="Preformatted_20_Text">$FileGroup wildfly</text:p>
            <text:p text:style-name="Preformatted_20_Text">$FileCreateMode 0660</text:p>
            <text:p text:style-name="Preformatted_20_Text">$DirCreateMode 0755</text:p>
            <text:p text:style-name="Preformatted_20_Text">$Umask 0022</text:p>
            <text:p text:style-name="Preformatted_20_Text">$PrivDropToUser root</text:p>
            <text:p text:style-name="Preformatted_20_Text">$PrivDropToGroup wildfly</text:p>
            <text:p text:style-name="Preformatted_20_Text"/>
            <text:p text:style-name="Preformatted_20_Text">:syslogtag, startswith, "wildfly8.frontier" -/var/log/wildfly8/server.log</text:p>
            <text:p text:style-name="Preformatted_20_Text">:syslogtag, startswith, "wildfly8.frontier" ~</text:p>
            <text:p text:style-name="Preformatted_20_Text"/>
            <text:p text:style-name="Preformatted_20_Text">:syslogtag, startswith, "wildfly8.audit" -/var/log/wildfly8/audit.log</text:p>
            <text:p text:style-name="Preformatted_20_Text">:syslogtag, startswith, "wildfly8.audit" ~</text:p>
            <text:p text:style-name="Preformatted_20_Text"/>
            <text:p text:style-name="Preformatted_20_Text">:syslogtag, startswith, "wildfly8.hibernate" -/var/log/wildfly8/hibernate.log</text:p>
            <text:p text:style-name="Preformatted_20_Text">:syslogtag, startswith, "wildfly8.hibernate" ~</text:p>
            <text:p text:style-name="Preformatted_20_Text"/>
            <text:p text:style-name="Preformatted_20_Text">:syslogtag, startswith, "wildfly8.hibernate-sql" -/var/log/wildfly8/hibernate-sql.log</text:p>
            <text:p text:style-name="Preformatted_20_Text"><text:soft-page-break/>:syslogtag, startswith, "wildfly8.hibernate-sql" ~</text:p>
            <text:p text:style-name="Preformatted_20_Text"/>
            <text:p text:style-name="Preformatted_20_Text">:syslogtag, startswith, "wildfly8.protonium" -/var/log/wildfly8/protonium.log</text:p>
            <text:p text:style-name="Preformatted_20_Text">:syslogtag, startswith, "wildfly8.protonium" ~</text:p>
            <text:p text:style-name="Preformatted_20_Text"/>
            <text:p text:style-name="Preformatted_20_Text">:syslogtag, startswith, "wildfly8.data-exchange" -/var/log/wildfly8/data-exchange.log</text:p>
            <text:p text:style-name="Preformatted_20_Text">:syslogtag, startswith, "wildfly8.data-exchange" ~</text:p>
            <text:p text:style-name="Preformatted_20_Text"/>
            <text:p text:style-name="Preformatted_20_Text">:syslogtag, startswith, "wildfly8.astk" -/var/log/wildfly8/astk.log</text:p>
            <text:p text:style-name="P6">:syslogtag, startswith, "wildfly8.astk" </text:p>
          </table:table-cell>
        </table:table-row>
      </table:table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3">Запустить сервис:</text:span></text:span></text:p>
      <text:p text:style-name="P3"><text:span text:style-name="Strong_20_Emphasis"><text:span text:style-name="T3"/></text:span></text:p>
      <text:p text:style-name="P1">/etc/init.d/rsyslog start</text:p>
      <text:p text:style-name="P1"/>
      <text:p text:style-name="P4"/>
      <text:p text:style-name="P5">Установка и настройка Logrotate</text:p>
      <text:p text:style-name="P1"/>
      <text:p text:style-name="P1"/>
      <text:p text:style-name="P1"/>
      <text:p text:style-name="P1">В командной строке ввести, от привилегированной учетной записи:</text:p>
      <text:p text:style-name="P1"><text:span text:style-name="Strong_20_Emphasis"><text:span text:style-name="T2">yum -y install logrotat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Зайти в директорию logrotate:</text:span></text:span></text:p>
      <text:p text:style-name="P1"><text:span text:style-name="Strong_20_Emphasis"><text:span text:style-name="T2">cd /etc/logrotate.d/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Удалить или затереть файл wildfly8</text:span></text:span></text:p>
      <text:p text:style-name="P1"><text:span text:style-name="Strong_20_Emphasis"><text:span text:style-name="T2">rm -f wildfly8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Создать файл:</text:span></text:span></text:p>
      <text:p text:style-name="P1"><text:span text:style-name="Strong_20_Emphasis"><text:span text:style-name="T2">touch wildfly8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Внести изменения:</text:span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reformatted_20_Text">/var/log/wildfly8/[!con]*.log {</text:p>
            <text:p text:style-name="Preformatted_20_Text"><text:s text:c="4"/>create 0660 root wildfly</text:p>
            <text:p text:style-name="Preformatted_20_Text"><text:s text:c="4"/>daily</text:p>
            <text:p text:style-name="Preformatted_20_Text"><text:s text:c="4"/>nodateext</text:p>
            <text:p text:style-name="Preformatted_20_Text"><text:s text:c="4"/>size 200M</text:p>
            <text:p text:style-name="Preformatted_20_Text"><text:s text:c="4"/>rotate 10</text:p>
            <text:p text:style-name="Preformatted_20_Text"><text:s text:c="4"/>missingok</text:p>
            <text:p text:style-name="Preformatted_20_Text"><text:s text:c="4"/>delaycompress</text:p>
            <text:p text:style-name="Preformatted_20_Text"><text:s text:c="4"/>compress</text:p>
            <text:p text:style-name="Preformatted_20_Text"><text:s text:c="4"/>postrotate</text:p>
            <text:p text:style-name="Preformatted_20_Text"><text:s text:c="8"/>restart rsyslog &gt; /dev/null 2&gt;&amp;1 || true</text:p>
            <text:p text:style-name="Preformatted_20_Text"><text:s text:c="4"/>endscript</text:p>
            <text:p text:style-name="Preformatted_20_Text">}</text:p>
            <text:p text:style-name="Preformatted_20_Text"/>
            <text:p text:style-name="Preformatted_20_Text">/var/log/wildfly8/console*.log {</text:p>
            <text:p text:style-name="Preformatted_20_Text"><text:s text:c="4"/>create 0644 root root</text:p>
            <text:p text:style-name="Preformatted_20_Text"><text:s text:c="4"/>daily</text:p>
            <text:p text:style-name="Preformatted_20_Text"><text:s text:c="4"/>nodateext</text:p>
            <text:p text:style-name="Preformatted_20_Text"><text:s text:c="4"/>copytruncate</text:p>
            <text:p text:style-name="Preformatted_20_Text"><text:s text:c="4"/>size 200M</text:p>
            <text:p text:style-name="Preformatted_20_Text"><text:s text:c="4"/>rotate 10</text:p>
            <text:p text:style-name="Preformatted_20_Text"><text:s text:c="4"/>missingok</text:p>
            <text:p text:style-name="Preformatted_20_Text"><text:s text:c="4"/>delaycompress</text:p>
            <text:p text:style-name="Preformatted_20_Text"><text:s text:c="4"/>compress</text:p>
            <text:p text:style-name="Preformatted_20_Text"><text:s text:c="4"/>postrotate</text:p>
            <text:p text:style-name="Preformatted_20_Text"><text:s text:c="8"/>restart rsyslog &gt; /dev/null 2&gt;&amp;1 || true</text:p>
            <text:p text:style-name="Preformatted_20_Text"><text:s text:c="4"/>endscript</text:p>
            <text:p text:style-name="P6">}</text:p>
          </table:table-cell>
        </table:table-row>
      </table:table>
      <text:p text:style-name="P1"><text:span text:style-name="Strong_20_Emphasis"><text:span text:style-name="T2"/></text:span></text:p>
      <text:p text:style-name="P1"><text:span text:style-name="Strong_20_Emphasis"><text:span text:style-name="T2">Перезагружаем службу rsyslog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/etc/init.d/rsyslog restart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42:00.927291885</meta:creation-date>
    <dc:date>2018-04-02T10:54:53.512216553</dc:date>
    <meta:editing-duration>PT12M53S</meta:editing-duration>
    <meta:editing-cycles>1</meta:editing-cycles>
    <meta:document-statistic meta:table-count="3" meta:image-count="0" meta:object-count="0" meta:page-count="3" meta:paragraph-count="88" meta:word-count="256" meta:character-count="2591" meta:non-whitespace-character-count="2318"/>
    <meta:generator>LibreOffice/5.0.6.2$Linux_X86_64 LibreOffice_project/00$Build-2</meta:generator>
  </office:meta>
</office:document-meta>
</file>